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1aa2b8" officeooo:paragraph-rsid="001aa2b8"/>
    </style:style>
    <style:style style:name="P2" style:family="paragraph" style:parent-style-name="Standard">
      <style:text-properties fo:language="en" fo:country="US" officeooo:rsid="001aa2b8" officeooo:paragraph-rsid="001e77b0"/>
    </style:style>
    <style:style style:name="P3" style:family="paragraph" style:parent-style-name="Standard">
      <style:paragraph-properties fo:text-align="center" style:justify-single-word="false"/>
      <style:text-properties fo:language="en" fo:country="US" fo:font-weight="bold" officeooo:rsid="0020783f" officeooo:paragraph-rsid="0020783f" style:font-weight-asian="bold" style:font-weight-complex="bold"/>
    </style:style>
    <style:style style:name="T1" style:family="text">
      <style:text-properties officeooo:rsid="001c50b2"/>
    </style:style>
    <style:style style:name="T2" style:family="text">
      <style:text-properties officeooo:rsid="001d496f"/>
    </style:style>
    <style:style style:name="T3" style:family="text">
      <style:text-properties officeooo:rsid="001e77b0"/>
    </style:style>
    <style:style style:name="T4" style:family="text">
      <style:text-properties officeooo:rsid="00206973"/>
    </style:style>
    <style:style style:name="T5" style:family="text">
      <style:text-properties officeooo:rsid="0020783f"/>
    </style:style>
    <style:style style:name="T6" style:family="text">
      <style:text-properties officeooo:rsid="0022f85a"/>
    </style:style>
    <style:style style:name="T7" style:family="text">
      <style:text-properties officeooo:rsid="0024f1e3"/>
    </style:style>
    <style:style style:name="T8" style:family="text">
      <style:text-properties officeooo:rsid="0027a90b"/>
    </style:style>
    <style:style style:name="T9" style:family="text">
      <style:text-properties officeooo:rsid="0028ad23"/>
    </style:style>
    <style:style style:name="T10" style:family="text">
      <style:text-properties officeooo:rsid="0028cbe4"/>
    </style:style>
    <style:style style:name="T11" style:family="text">
      <style:text-properties officeooo:rsid="0029e6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opularity of sport</text:p>
      <text:p text:style-name="P1"><text:s/>Obviously, sport events have a great influence on people. They make sport activities more important among us. And it is not only about being spectators, watching TV and laying on the sofa. Victories national team or interesting tournament in your country can be <text:span text:style-name="T5">a</text:span> really nice reason to stand up and spend some time doing sport. These factors and availability sports change <text:span text:style-name="T1">attitude to sports in our society. </text:span></text:p>
      <text:p text:style-name="P1"><text:span text:style-name="T1"><text:s/>This bar chart shows us statistics </text:span><text:span text:style-name="T4">between 2013 and 2015</text:span><text:span text:style-name="T1"> about sport participation in MSSC. Specialists from Market Street Sport Complex give people opportunity to take part in competition of different kinds of sport </text:span><text:span text:style-name="T2">in UK</text:span><text:span text:style-name="T1">. <text:s/>Cycling, snowboarding and handball are the most popular in this complex. Bar chart includes only information about people fourteen and over.</text:span></text:p>
      <text:p text:style-name="P2"><text:s/><text:span text:style-name="T2">We can find a lot of interesting data </text:span><text:span text:style-name="T6">by</text:span><text:span text:style-name="T2"> checking bar chart. There is obviously increase in people taking part </text:span><text:span text:style-name="T7">in </text:span><text:span text:style-name="T2">cycling competitions. That is why cycling is becoming more popular in </text:span><text:span text:style-name="T9">the </text:span><text:span text:style-name="T2">whole country. According to </text:span><text:span text:style-name="T8">the</text:span><text:span text:style-name="T2"> bar chart, </text:span><text:span text:style-name="T3">participation in</text:span><text:span text:style-name="T2"> snowboarding </text:span><text:span text:style-name="T3">events</text:span><text:span text:style-name="T2"> ha</text:span><text:span text:style-name="T10">s</text:span><text:span text:style-name="T2"> decreased</text:span><text:span text:style-name="T3">. Maybe one of the reasons is high-priced equipment. There are a lot of snowboarding competitions abroad and it is too expensive to take part in them. Fortunately, the number of people playing handball has increased significantly. </text:span><text:span text:style-name="T4">It connected with local team victories.</text:span></text:p>
      <text:p text:style-name="P2"><text:s/><text:span text:style-name="T4">It is sad that we have such unfair factors of sports popularity like high costs and low number of competition in </text:span><text:span text:style-name="T11">the </text:span><text:span text:style-name="T4">country. I think we can change it in future and everybody will have </text:span><text:span text:style-name="T11">the </text:span><text:span text:style-name="T4">opportunity to do </text:span><text:span text:style-name="T11">their</text:span><text:span text:style-name="T4"> favorite kind of spor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5T19:03:41.525000000</meta:creation-date>
    <dc:date>2022-11-25T20:09:36.513000000</dc:date>
    <meta:editing-duration>PT14M40S</meta:editing-duration>
    <meta:editing-cycles>11</meta:editing-cycles>
    <meta:generator>LibreOffice/7.3.3.2$Windows_X86_64 LibreOffice_project/d1d0ea68f081ee2800a922cac8f79445e4603348</meta:generator>
    <meta:document-statistic meta:table-count="0" meta:image-count="0" meta:object-count="0" meta:page-count="1" meta:paragraph-count="5" meta:word-count="260" meta:character-count="1584" meta:non-whitespace-character-count="1322"/>
  </office:meta>
</office:document-meta>
</file>